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top" draw:auto-grow-height="false" fo:min-height="5.627cm" fo:min-width="2.71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1.208cm" fo:min-width="1.47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1.208cm" fo:min-width="1.47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1.929cm" fo:min-width="2.695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1.693cm" fo:min-width="1.443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svg:stroke-color="#11111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ffff" draw:marker-start-width="0.279cm" draw:marker-end-width="0.279cm" draw:fill="solid" draw:fill-color="#000000" draw:textarea-horizontal-align="justify" draw:textarea-vertical-align="top" draw:auto-grow-height="false" fo:min-height="5.575cm" fo:min-width="2.658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f47920" draw:marker-start-width="0.279cm" draw:marker-end-width="0.279cm" draw:fill="solid" draw:fill-color="#000000" draw:textarea-horizontal-align="justify" draw:textarea-vertical-align="middle" draw:auto-grow-height="false" fo:min-height="1.156cm" fo:min-width="1.423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47920" draw:marker-start-width="0.279cm" draw:marker-end-width="0.279cm" draw:fill="solid" draw:fill-color="#000000" draw:textarea-horizontal-align="justify" draw:textarea-vertical-align="middle" draw:auto-grow-height="false" fo:min-height="1.156cm" fo:min-width="1.422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ffff" draw:marker-start-width="0.279cm" draw:marker-end-width="0.279cm" draw:fill="solid" draw:fill-color="#000000" draw:textarea-horizontal-align="justify" draw:textarea-vertical-align="middle" draw:auto-grow-height="false" fo:min-height="1.877cm" fo:min-width="2.643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ffffff" draw:marker-start-width="0.279cm" draw:marker-end-width="0.279cm" draw:fill="solid" draw:fill-color="#000000" draw:textarea-horizontal-align="justify" draw:textarea-vertical-align="middle" draw:auto-grow-height="false" fo:min-height="1.641cm" fo:min-width="1.391cm" fo:padding-top="0.151cm" fo:padding-bottom="0.151cm" fo:padding-left="0.276cm" fo:padding-right="0.276cm"/>
      <style:paragraph-properties style:writing-mode="lr-tb"/>
    </style:style>
    <style:style style:name="gr12" style:family="graphic" style:parent-style-name="objectwithoutfill">
      <style:graphic-properties svg:stroke-width="0.053cm" svg:stroke-color="#ffffff" draw:marker-start-width="0.279cm" draw:marker-end="Arrow" draw:marker-end-width="0.379cm" draw:fill="solid" draw:fill-color="#000000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1c1c1c" draw:marker-start-width="0.279cm" draw:marker-end-width="0.279cm" draw:fill-color="#ffffff" draw:textarea-horizontal-align="justify" draw:textarea-vertical-align="middle" draw:auto-grow-height="false" fo:min-height="1.814cm" fo:min-width="3.469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1c1c1c" draw:marker-start-width="0.279cm" draw:marker-end-width="0.279cm" draw:fill-color="#ffffff" draw:textarea-horizontal-align="justify" draw:textarea-vertical-align="middle" draw:auto-grow-height="false" fo:min-height="1.469cm" fo:min-width="2.743cm" fo:padding-top="0.151cm" fo:padding-bottom="0.151cm" fo:padding-left="0.276cm" fo:padding-right="0.276cm"/>
      <style:paragraph-properties style:writing-mode="lr-tb"/>
    </style:style>
    <style:style style:name="gr15" style:family="graphic" style:parent-style-name="objectwithoutfill">
      <style:graphic-properties svg:stroke-width="0.053cm" svg:stroke-color="#1c1c1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1c1c1c" draw:marker-start-width="0.279cm" draw:marker-end-width="0.279cm" draw:fill-color="#ffffff" draw:textarea-horizontal-align="justify" draw:textarea-vertical-align="middle" draw:auto-grow-height="false" fo:min-height="1.469cm" fo:min-width="3.251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1c1c1c" draw:marker-start-width="0.279cm" draw:marker-end-width="0.279cm" draw:fill="none" draw:textarea-horizontal-align="justify" draw:textarea-vertical-align="middle" draw:auto-grow-height="false" fo:min-height="6.608cm" fo:min-width="18.55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1c1c1c" draw:marker-start-width="0.279cm" draw:marker-end-width="0.279cm" draw:fill="none" draw:textarea-horizontal-align="justify" draw:textarea-vertical-align="middle" draw:auto-grow-height="false" fo:min-height="6.1cm" fo:min-width="7.755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fo:min-height="0.598cm"/>
      <style:paragraph-properties style:writing-mode="lr-tb"/>
    </style:style>
    <style:style style:name="gr20" style:family="graphic" style:parent-style-name="standard">
      <style:graphic-properties svg:stroke-width="0.053cm" svg:stroke-color="#1c1c1c" draw:marker-start-width="0.279cm" draw:marker-end-width="0.279cm" draw:fill-color="#ffffff" draw:textarea-horizontal-align="justify" draw:textarea-vertical-align="middle" draw:auto-grow-height="false" fo:min-height="2.29cm" fo:min-width="3.882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766cm"/>
      <style:paragraph-properties style:writing-mode="lr-tb"/>
    </style:style>
    <style:style style:name="gr22" style:family="graphic" style:parent-style-name="standard">
      <style:graphic-properties svg:stroke-width="0.053cm" svg:stroke-color="#1c1c1c" draw:marker-start="" draw:marker-start-width="0.379cm" draw:marker-end="Arrow" draw:marker-end-width="0.485cm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dash" draw:stroke-dash="Fine_20_Dashed" svg:stroke-width="0.053cm" svg:stroke-color="#1c1c1c" draw:marker-start-width="0.279cm" draw:marker-end-width="0.279cm" draw:fill="none" draw:textarea-horizontal-align="justify" draw:textarea-vertical-align="middle" draw:auto-grow-height="false" fo:min-height="5.318cm" fo:min-width="5.068cm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Fine_20_Dashed" svg:stroke-width="0.053cm" svg:stroke-color="#1c1c1c" draw:marker-start-width="0.279cm" draw:marker-end-width="0.279cm" draw:fill="none" draw:textarea-horizontal-align="justify" draw:textarea-vertical-align="middle" draw:auto-grow-height="false" fo:min-height="4.175cm" fo:min-width="3.925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1.053cm" fo:min-width="18.042cm"/>
    </style:style>
    <style:style style:name="gr27" style:family="graphic" style:parent-style-name="standard">
      <style:graphic-properties svg:stroke-width="0.106cm" svg:stroke-color="#1c1c1c" draw:marker-start-width="0.359cm" draw:marker-end-width="0.359cm" draw:fill-color="#fffbcc" draw:textarea-horizontal-align="justify" draw:textarea-vertical-align="middle" draw:auto-grow-height="false" fo:min-height="6.989cm" fo:min-width="11.311cm" fo:padding-top="0.178cm" fo:padding-bottom="0.178cm" fo:padding-left="0.303cm" fo:padding-right="0.303cm"/>
      <style:paragraph-properties style:writing-mode="lr-tb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Roboto"/>
    </style:style>
    <style:style style:name="P5" style:family="paragraph">
      <loext:graphic-properties draw:fill="solid" draw:fill-color="#000000"/>
      <style:paragraph-properties fo:text-align="center"/>
      <style:text-properties style:font-name="Roboto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bcc"/>
      <style:paragraph-properties fo:text-align="center"/>
      <style:text-properties fo:font-size="66pt" style:font-size-asian="66pt" style:font-size-complex="66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</style:style>
    <style:style style:name="P11" style:family="paragraph">
      <style:paragraph-properties fo:text-align="start"/>
    </style:style>
    <style:style style:name="T1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556cm" svg:height="6.223cm" svg:x="2.27cm" svg:y="5.064cm">
          <text:p text:style-name="P1">Desired</text:p>
          <text:p text:style-name="P1">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975cm" svg:height="1.458cm" svg:x="2.867cm" svg:y="6.7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74cm" svg:height="1.458cm" svg:x="3.15cm" svg:y="7.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75cm" svg:height="1.458cm" svg:x="3.432cm" svg:y="7.3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75cm" svg:height="1.458cm" svg:x="2.866cm" svg:y="8.6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74cm" svg:height="1.458cm" svg:x="3.149cm" svg:y="8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75cm" svg:height="1.458cm" svg:x="3.431cm" svg:y="9.2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3.429cm" svg:height="2.413cm" svg:x="7.604cm" svg:y="6.969cm">
          <text:p text:style-name="P1">Estimate</text:p>
          <text:p text:style-name="P1">Siz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429cm" svg:height="2.413cm" svg:x="12.704cm" svg:y="6.969cm">
          <text:p text:style-name="P1">Derive</text:p>
          <text:p text:style-name="P1">Du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4" draw:id="id4" draw:layer="layout" svg:width="2.747cm" svg:height="2.747cm" svg:x="17.843cm" svg:y="6.802cm">
          <text:p text:style-name="P1">Schedu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5.826cm" svg:y1="8.175cm" svg:x2="7.604cm" svg:y2="8.175cm" draw:start-shape="id1" draw:start-glue-point="1" draw:end-shape="id2" draw:end-glue-point="3" svg:d="M5826 8175h1778" svg:viewBox="0 0 1779 1">
          <text:p/>
        </draw:connector>
        <draw:connector draw:style-name="gr6" draw:text-style-name="P3" draw:layer="layout" svg:x1="11.033cm" svg:y1="8.175cm" svg:x2="12.704cm" svg:y2="8.175cm" draw:start-shape="id2" draw:start-glue-point="1" draw:end-shape="id3" draw:end-glue-point="3" svg:d="M11033 8175h1671" svg:viewBox="0 0 1672 1">
          <text:p/>
        </draw:connector>
        <draw:connector draw:style-name="gr6" draw:text-style-name="P3" draw:layer="layout" svg:x1="16.133cm" svg:y1="8.175cm" svg:x2="17.843cm" svg:y2="8.175cm" draw:start-shape="id3" draw:start-glue-point="1" draw:end-shape="id4" draw:end-glue-point="6" svg:d="M16133 8175h1710" svg:viewBox="0 0 1711 1">
          <text:p/>
        </draw:connector>
        <draw:custom-shape draw:style-name="gr7" draw:text-style-name="P5" xml:id="id5" draw:id="id5" draw:layer="layout" svg:width="3.556cm" svg:height="6.223cm" svg:x="2.27cm" svg:y="14.064cm">
          <text:p text:style-name="P4">Desired</text:p>
          <text:p text:style-name="P4">Fea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975cm" svg:height="1.458cm" svg:x="2.867cm" svg:y="15.7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974cm" svg:height="1.458cm" svg:x="3.15cm" svg:y="16.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975cm" svg:height="1.458cm" svg:x="3.432cm" svg:y="16.3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975cm" svg:height="1.458cm" svg:x="2.866cm" svg:y="17.6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974cm" svg:height="1.458cm" svg:x="3.149cm" svg:y="17.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975cm" svg:height="1.458cm" svg:x="3.431cm" svg:y="18.2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6" draw:id="id6" draw:layer="layout" svg:width="3.429cm" svg:height="2.413cm" svg:x="7.604cm" svg:y="15.969cm">
          <text:p text:style-name="P4">Estimate</text:p>
          <text:p text:style-name="P4">Siz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7" draw:id="id7" draw:layer="layout" svg:width="3.429cm" svg:height="2.413cm" svg:x="12.704cm" svg:y="15.969cm">
          <text:p text:style-name="P4">Derive</text:p>
          <text:p text:style-name="P4">Du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8" draw:id="id8" draw:layer="layout" svg:width="2.747cm" svg:height="2.747cm" svg:x="17.843cm" svg:y="15.802cm">
          <text:p text:style-name="P4">Schedu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svg:x1="5.826cm" svg:y1="17.175cm" svg:x2="7.604cm" svg:y2="17.175cm" draw:start-shape="id5" draw:start-glue-point="1" draw:end-shape="id6" draw:end-glue-point="3" svg:d="M5826 17175h1778" svg:viewBox="0 0 1779 1">
          <text:p/>
        </draw:connector>
        <draw:connector draw:style-name="gr12" draw:text-style-name="P5" draw:layer="layout" svg:x1="11.033cm" svg:y1="17.175cm" svg:x2="12.704cm" svg:y2="17.175cm" draw:start-shape="id6" draw:start-glue-point="1" draw:end-shape="id7" draw:end-glue-point="3" svg:d="M11033 17175h1671" svg:viewBox="0 0 1672 1">
          <text:p/>
        </draw:connector>
        <draw:connector draw:style-name="gr12" draw:text-style-name="P5" draw:layer="layout" svg:x1="16.133cm" svg:y1="17.175cm" svg:x2="17.843cm" svg:y2="17.175cm" draw:start-shape="id7" draw:start-glue-point="1" draw:end-shape="id8" draw:end-glue-point="6" svg:d="M16133 17175h1710" svg:viewBox="0 0 1711 1">
          <text:p/>
        </draw:connector>
      </draw:page>
      <draw:page draw:name="page2" draw:style-name="dp1" draw:master-page-name="Default">
        <draw:custom-shape draw:style-name="gr13" draw:text-style-name="P2" xml:id="id9" draw:id="id9" draw:layer="layout" svg:width="4.191cm" svg:height="2.286cm" svg:x="0.697cm" svg:y="2.397cm">
          <text:p text:style-name="P1">Conditions of</text:p>
          <text:p text:style-name="P1">Satisf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0" draw:id="id10" draw:layer="layout" svg:width="3.429cm" svg:height="1.905cm" svg:x="4.478cm" svg:y="5.78cm">
          <text:p text:style-name="P1">Release</text:p>
          <text:p text:style-name="P1">Plan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3" draw:layer="layout" draw:type="curve" svg:x1="2.792cm" svg:y1="4.683cm" svg:x2="4.478cm" svg:y2="6.732cm" draw:start-shape="id9" draw:start-glue-point="2" draw:end-shape="id10" draw:end-glue-point="3" svg:d="M2792 4683c0 1366 562 2049 1686 2049" svg:viewBox="0 0 1687 2050">
          <text:p/>
        </draw:connector>
        <draw:custom-shape draw:style-name="gr13" draw:text-style-name="P2" xml:id="id11" draw:id="id11" draw:layer="layout" svg:width="4.191cm" svg:height="2.286cm" svg:x="4.097cm" svg:y="9.498cm">
          <text:p text:style-name="P1">Conditions of</text:p>
          <text:p text:style-name="P1">Satisf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3" draw:layer="layout" svg:x1="6.192cm" svg:y1="7.685cm" svg:x2="6.192cm" svg:y2="9.498cm" draw:start-shape="id10" draw:start-glue-point="2" draw:end-shape="id11" svg:d="M6192 7685v1813" svg:viewBox="0 0 1 1814">
          <text:p/>
        </draw:connector>
        <draw:custom-shape draw:style-name="gr16" draw:text-style-name="P2" xml:id="id12" draw:id="id12" draw:layer="layout" svg:width="3.937cm" svg:height="1.905cm" svg:x="7.482cm" svg:y="12.811cm">
          <text:p text:style-name="P1">Iteration</text:p>
          <text:p text:style-name="P1">Plan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13" draw:id="id13" draw:layer="layout" svg:width="3.937cm" svg:height="1.905cm" svg:x="12.682cm" svg:y="12.811cm">
          <text:p text:style-name="P1">Devel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14" draw:id="id14" draw:layer="layout" svg:width="3.937cm" svg:height="1.905cm" svg:x="17.882cm" svg:y="12.811cm">
          <text:p text:style-name="P1">Product</text:p>
          <text:p text:style-name="P1">Incr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3" draw:layer="layout" svg:x1="11.419cm" svg:y1="13.763cm" svg:x2="12.682cm" svg:y2="13.763cm" draw:start-shape="id12" draw:start-glue-point="1" draw:end-shape="id13" draw:end-glue-point="3" svg:d="M11419 13763h1263" svg:viewBox="0 0 1264 1">
          <text:p/>
        </draw:connector>
        <draw:connector draw:style-name="gr15" draw:text-style-name="P3" draw:layer="layout" svg:x1="16.619cm" svg:y1="13.763cm" svg:x2="17.882cm" svg:y2="13.763cm" draw:start-shape="id13" draw:start-glue-point="1" draw:end-shape="id14" draw:end-glue-point="3" svg:d="M16619 13763h1263" svg:viewBox="0 0 1264 1">
          <text:p/>
        </draw:connector>
        <draw:connector draw:style-name="gr15" draw:text-style-name="P3" draw:layer="layout" draw:type="curve" svg:x1="9.45cm" svg:y1="12.811cm" svg:x2="8.288cm" svg:y2="10.641cm" draw:start-shape="id12" draw:start-glue-point="0" draw:end-shape="id11" draw:end-glue-point="1" svg:d="M9450 12811c0-1447-387-2170-1162-2170" svg:viewBox="0 0 1163 2171">
          <text:p/>
        </draw:connector>
        <draw:connector draw:style-name="gr15" draw:text-style-name="P3" draw:layer="layout" draw:type="curve" svg:x1="6.192cm" svg:y1="11.784cm" svg:x2="7.482cm" svg:y2="13.763cm" draw:start-shape="id11" draw:start-glue-point="2" draw:end-shape="id12" draw:end-glue-point="3" svg:d="M6192 11784c0 1320 430 1979 1290 1979" svg:viewBox="0 0 1291 1980">
          <text:p/>
        </draw:connector>
        <draw:connector draw:style-name="gr15" draw:text-style-name="P3" draw:layer="layout" draw:type="curve" svg:x1="19.85cm" svg:y1="12.811cm" svg:x2="8.288cm" svg:y2="10.641cm" draw:start-shape="id14" draw:start-glue-point="0" draw:end-shape="id11" draw:end-glue-point="1" svg:d="M19850 12811c0-1447-3854-2170-11562-2170" svg:viewBox="0 0 11563 2171">
          <text:p/>
        </draw:connector>
        <draw:connector draw:style-name="gr15" draw:text-style-name="P3" draw:layer="layout" draw:type="curve" svg:x1="19.85cm" svg:y1="12.811cm" svg:x2="4.888cm" svg:y2="3.54cm" draw:start-shape="id14" draw:start-glue-point="0" draw:end-shape="id9" draw:end-glue-point="1" svg:d="M19850 12811c0-6181-4987-9271-14962-9271" svg:viewBox="0 0 14963 9272">
          <text:p/>
        </draw:connector>
        <draw:custom-shape draw:style-name="gr17" draw:text-style-name="P3" draw:layer="layout" svg:width="19.05cm" svg:height="6.858cm" svg:x="3.364cm" svg:y="8.77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8.255cm" svg:height="6.35cm" svg:x="0.189cm" svg:y="1.889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3.302cm" svg:height="0.962cm" svg:x="13.573cm" svg:y="3.986cm">
          <draw:text-box>
            <text:p>Feedback</text:p>
          </draw:text-box>
        </draw:frame>
        <draw:frame draw:style-name="gr19" draw:text-style-name="P6" draw:layer="layout" svg:width="3.302cm" svg:height="0.962cm" svg:x="12.673cm" svg:y="9.986cm">
          <draw:text-box>
            <text:p>Feedback</text:p>
          </draw:text-box>
        </draw:frame>
      </draw:page>
      <draw:page draw:name="page3" draw:style-name="dp1" draw:master-page-name="Default">
        <draw:custom-shape draw:style-name="gr20" draw:text-style-name="P2" draw:layer="layout" svg:width="8.763cm" svg:height="7.62cm" svg:x="4.302cm" svg:y="4.175cm">
          <text:p text:style-name="P1">Quality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" draw:text-style-name="P7" draw:layer="layout" svg:width="3.175cm" svg:height="1.016cm" svg:x="3.667cm" svg:y="7.496cm">
          <draw:text-box>
            <text:p text:style-name="P1">Time</text:p>
          </draw:text-box>
        </draw:frame>
        <draw:frame draw:style-name="gr21" draw:text-style-name="P7" draw:layer="layout" svg:width="3.175cm" svg:height="1.016cm" svg:x="10.468cm" svg:y="7.496cm">
          <draw:text-box>
            <text:p text:style-name="P1">Cost</text:p>
          </draw:text-box>
        </draw:frame>
        <draw:frame draw:style-name="gr21" draw:text-style-name="P7" draw:layer="layout" svg:width="3.175cm" svg:height="1.016cm" svg:x="7.096cm" svg:y="11.996cm">
          <draw:text-box>
            <text:p text:style-name="P1">Scope</text:p>
          </draw:text-box>
        </draw:frame>
        <draw:line draw:style-name="gr22" draw:text-style-name="P1" draw:layer="layout" svg:x1="7.731cm" svg:y1="9.509cm" svg:x2="4.683cm" svg:y2="11.541cm">
          <text:p/>
        </draw:line>
        <draw:line draw:style-name="gr22" draw:text-style-name="P1" draw:layer="layout" svg:x1="9.583cm" svg:y1="9.51cm" svg:x2="12.631cm" svg:y2="11.542cm">
          <text:p/>
        </draw:line>
        <draw:line draw:style-name="gr22" draw:text-style-name="P1" draw:layer="layout" svg:x1="8.683cm" svg:y1="8.62cm" svg:x2="8.683cm" svg:y2="4.764cm">
          <text:p/>
        </draw:line>
      </draw:page>
      <draw:page draw:name="page4" draw:style-name="dp1" draw:master-page-name="Default">
        <draw:custom-shape draw:style-name="gr23" draw:text-style-name="P3" draw:layer="layout" svg:width="7.874cm" svg:height="7.874cm" svg:x="5.318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6.257cm" svg:height="6.257cm" svg:x="6.127cm" svg:y="7.143cm">
          <text:p text:style-name="P1">Time</text:p>
          <text:p text:style-name="P1"/>
          <text:p text:style-name="P1">Cost</text:p>
          <text:p text:style-name="P1"/>
          <text:p text:style-name="P1">Qua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7" draw:layer="layout" svg:width="3.175cm" svg:height="1.27cm" svg:x="7.668cm" svg:y="5.437cm">
          <draw:text-box>
            <text:p text:style-name="P1">Scope</text:p>
          </draw:text-box>
        </draw:frame>
      </draw:page>
      <draw:page draw:name="page5" draw:style-name="dp1" draw:master-page-name="Default">
        <draw:custom-shape draw:style-name="gr26" draw:text-style-name="P1" draw:layer="layout" svg:width="18.542cm" svg:height="11.303cm" svg:x="1.635cm" svg:y="3.032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7" draw:text-style-name="P8" draw:layer="layout" svg:width="11.811cm" svg:height="7.239cm" svg:x="5.064cm" svg:y="5.572cm">
          <text:p text:style-name="P1"><text:span text:style-name="T1">Task</text:span></text:p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5.064cm" svg:y1="11.033cm" svg:x2="16.875cm" svg:y2="11.033cm">
          <text:p/>
        </draw:line>
        <draw:line draw:style-name="gr28" draw:text-style-name="P3" draw:layer="layout" svg:x1="11.16cm" svg:y1="11.033cm" svg:x2="11.16cm" svg:y2="12.811cm">
          <text:p/>
        </draw:line>
        <draw:frame draw:style-name="gr29" draw:text-style-name="P10" draw:layer="layout" svg:width="5.207cm" svg:height="1.016cm" svg:x="11.568cm" svg:y="11.514cm">
          <draw:text-box>
            <text:p text:style-name="P9">Estimated Time</text:p>
          </draw:text-box>
        </draw:frame>
        <draw:frame draw:style-name="gr29" draw:text-style-name="P7" draw:layer="layout" svg:width="5.207cm" svg:height="1.016cm" svg:x="5.369cm" svg:y="11.514cm">
          <draw:text-box>
            <text:p text:style-name="P11">Actual Tim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8-29T07:32:07.922745441</meta:creation-date>
    <dc:date>2022-01-31T01:40:15.182504723</dc:date>
    <meta:editing-duration>PT30M50S</meta:editing-duration>
    <meta:editing-cycles>5</meta:editing-cycles>
    <meta:generator>LibreOffice/7.2.5.2$Linux_X86_64 LibreOffice_project/20$Build-2</meta:generator>
    <meta:document-statistic meta:object-count="60"/>
  </office:meta>
</office:document-meta>
</file>